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27f" officeooo:paragraph-rsid="0003b27f"/>
    </style:style>
    <style:style style:name="P2" style:family="paragraph" style:parent-style-name="Standard">
      <style:text-properties officeooo:rsid="0003b27f" officeooo:paragraph-rsid="0012704a"/>
    </style:style>
    <style:style style:name="P3" style:family="paragraph" style:parent-style-name="Standard">
      <style:text-properties fo:font-weight="bold" officeooo:rsid="0003b27f" officeooo:paragraph-rsid="0003b27f" style:font-weight-asian="bold" style:font-weight-complex="bold"/>
    </style:style>
    <style:style style:name="P4" style:family="paragraph" style:parent-style-name="Standard">
      <style:text-properties fo:font-weight="bold" officeooo:rsid="0003b27f" officeooo:paragraph-rsid="0012704a" style:font-weight-asian="bold" style:font-weight-complex="bold"/>
    </style:style>
    <style:style style:name="P5" style:family="paragraph" style:parent-style-name="Standard">
      <style:text-properties fo:font-weight="bold" officeooo:rsid="0003b27f" officeooo:paragraph-rsid="00159152" style:font-weight-asian="bold" style:font-weight-complex="bold"/>
    </style:style>
    <style:style style:name="P6" style:family="paragraph" style:parent-style-name="Standard">
      <style:text-properties fo:font-weight="bold" officeooo:rsid="00049b5d" officeooo:paragraph-rsid="00049b5d" style:font-weight-asian="bold" style:font-weight-complex="bold"/>
    </style:style>
    <style:style style:name="P7" style:family="paragraph" style:parent-style-name="Standard">
      <style:text-properties fo:font-weight="bold" officeooo:rsid="00280404" officeooo:paragraph-rsid="00280404" style:font-weight-asian="bold" style:font-weight-complex="bold"/>
    </style:style>
    <style:style style:name="P8" style:family="paragraph" style:parent-style-name="Standard">
      <style:text-properties officeooo:rsid="00049b5d" officeooo:paragraph-rsid="00049b5d"/>
    </style:style>
    <style:style style:name="P9" style:family="paragraph" style:parent-style-name="Standard">
      <style:text-properties fo:color="#ff3333" officeooo:rsid="00049b5d" officeooo:paragraph-rsid="00049b5d"/>
    </style:style>
    <style:style style:name="P10" style:family="paragraph" style:parent-style-name="Standard">
      <style:text-properties officeooo:rsid="000a2d67" officeooo:paragraph-rsid="0003b27f"/>
    </style:style>
    <style:style style:name="P11" style:family="paragraph" style:parent-style-name="Standard">
      <style:text-properties fo:font-size="14pt" fo:font-weight="bold" officeooo:rsid="0003b27f" officeooo:paragraph-rsid="0003b27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ded2e" officeooo:paragraph-rsid="001ded2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1175cf" officeooo:paragraph-rsid="001175cf"/>
    </style:style>
    <style:style style:name="P14" style:family="paragraph" style:parent-style-name="Standard">
      <style:text-properties fo:color="#800000" officeooo:rsid="00118305" officeooo:paragraph-rsid="00118305"/>
    </style:style>
    <style:style style:name="P15" style:family="paragraph" style:parent-style-name="Standard">
      <style:text-properties officeooo:rsid="002cfa37" officeooo:paragraph-rsid="002cfa37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3b27f" officeooo:paragraph-rsid="0003b27f"/>
    </style:style>
    <style:style style:name="P17" style:family="paragraph" style:parent-style-name="Standard">
      <style:text-properties officeooo:rsid="001175cf" officeooo:paragraph-rsid="001175cf"/>
    </style:style>
    <style:style style:name="P18" style:family="paragraph" style:parent-style-name="Standard">
      <style:text-properties officeooo:rsid="0037ee1a" officeooo:paragraph-rsid="0037ee1a"/>
    </style:style>
    <style:style style:name="P19" style:family="paragraph" style:parent-style-name="Standard">
      <style:text-properties fo:font-weight="bold" officeooo:rsid="001175cf" officeooo:paragraph-rsid="001175cf" style:font-weight-asian="bold" style:font-weight-complex="bold"/>
    </style:style>
    <style:style style:name="P20" style:family="paragraph" style:parent-style-name="Standard">
      <style:text-properties fo:font-weight="bold" officeooo:rsid="0037ee1a" officeooo:paragraph-rsid="0037ee1a" style:font-weight-asian="bold" style:font-weight-complex="bold"/>
    </style:style>
    <style:style style:name="T1" style:family="text">
      <style:text-properties officeooo:rsid="001270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704a" style:font-weight-asian="bold" style:font-weight-complex="bold"/>
    </style:style>
    <style:style style:name="T4" style:family="text">
      <style:text-properties officeooo:rsid="00159152"/>
    </style:style>
    <style:style style:name="T5" style:family="text">
      <style:text-properties officeooo:rsid="0016bd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tab/>Assignment I</text:p>
      <text:p text:style-name="P11"/>
      <text:p text:style-name="P11">Create database:</text:p>
      <text:p text:style-name="P10"/>
      <text:p text:style-name="P3">use Online_Course</text:p>
      <text:p text:style-name="P1"/>
      <text:p text:style-name="P1">------------------------------------------------------------------------------------------------------------</text:p>
      <text:p text:style-name="P3">Create <text:span text:style-name="T1">Collection for </text:span><text:s/>User</text:p>
      <text:p text:style-name="P7"><text:tab/></text:p>
      <text:p text:style-name="P15"><text:s/>db.User.insert([{"user_id":1,"user_name":"Satish",user_contact:9158498645},</text:p>
      <text:p text:style-name="P15"><text:s text:c="16"/>{"user_id":2,"user_name":"Yogesh",user_contact:9555498645},</text:p>
      <text:p text:style-name="P15"><text:s text:c="16"/>{"user_id":3,"user_name":"Ankush",user_contact:9456498645},</text:p>
      <text:p text:style-name="P15"><text:s text:c="16"/>{"user_id":4,"user_name":"Amol", user_contact:9257438645</text:p>
      <text:p text:style-name="P15"><text:s text:c="4"/>}])</text:p>
      <text:p text:style-name="P1">--------------------------------------------------------------------------------------------------------------</text:p>
      <text:p text:style-name="P3"/>
      <text:p text:style-name="P2"><text:span text:style-name="T2">Create </text:span><text:span text:style-name="T3">Collection for</text:span><text:span text:style-name="T2"> Course</text:span></text:p>
      <text:p text:style-name="P4"/>
      <text:p text:style-name="P1">db.Course.insert([{"course_id":1,"course_name":"MongoDb"},</text:p>
      <text:p text:style-name="P1"><text:s text:c="16"/>{"course_id":2,"course_name":"Python"},</text:p>
      <text:p text:style-name="P1"><text:s text:c="16"/>{"course_id":3,"course_name":"Ruby"},</text:p>
      <text:p text:style-name="P1"><text:s text:c="16"/>{"course_id":4,"course_name":"Java"},</text:p>
      <text:p text:style-name="P1"><text:s text:c="16"/>{"course_id":5,"course_name":"Angularjs"</text:p>
      <text:p text:style-name="P1"><text:s text:c="4"/>}])</text:p>
      <text:p text:style-name="P1">---------------------------------------------------------------------------------------------------------------</text:p>
      <text:p text:style-name="P1"/>
      <text:p text:style-name="P4">Create <text:span text:style-name="T1">Collection for</text:span> User_Course</text:p>
      <text:p text:style-name="P1"/>
      <text:p text:style-name="P1"><text:s/>db.User_Course.insert([{"user_id":1,"course_id":1},</text:p>
      <text:p text:style-name="P1"><text:s text:c="16"/>{"user_id":1,"course_id":2},</text:p>
      <text:p text:style-name="P1"><text:s text:c="16"/>{"user_id":2,"course_id":3},</text:p>
      <text:p text:style-name="P1"><text:s text:c="16"/>{"user_id":1,"course_id":4},</text:p>
      <text:p text:style-name="P1"><text:s text:c="16"/>{"user_id":3,"course_id":2},</text:p>
      <text:p text:style-name="P1"><text:s text:c="16"/>{"user_id":4,"course_id":1</text:p>
      <text:p text:style-name="P1"><text:s text:c="3"/>}])</text:p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4"><text:s/>Create <text:span text:style-name="T1">Collection for</text:span> for Questions</text:p>
      <text:p text:style-name="P1"/>
      <text:p text:style-name="P1"><text:s/>db.Questions.insert([{"question_id":1,"questions_name":"what is your name","course_id":1},</text:p>
      <text:p text:style-name="P1"><text:s text:c="20"/>{"question_id":2,"questions_name":"what is your fav color","course_id":2},</text:p>
      <text:p text:style-name="P1"><text:s text:c="20"/>{"question_id":3,"questions_name":"what is your age","course_id":3},</text:p>
      <text:p text:style-name="P1"><text:s text:c="20"/>{"question_id":4,"questions_name":"where are you live","course_id":4},</text:p>
      <text:p text:style-name="P1"><text:s text:c="20"/>{"question_id":5,"questions_name":"what are your hobbies","course_id":5</text:p>
      <text:p text:style-name="P1"><text:s text:c="20"/>}])</text:p>
      <text:p text:style-name="P16"/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1">C</text:span>reate <text:span text:style-name="T1">Collection </text:span><text:s/>for Answers</text:p>
      <text:p text:style-name="P1"/>
      <text:p text:style-name="P1">db.Answers.insert([{"ans_id":1,"correct_answer":"Satish","question_id":1,"option":"Satish,Yogesh,Ankush,Amol"},</text:p>
      <text:p text:style-name="P1"><text:s text:c="12"/>{"ans_id":2,"correct_answer":"Red","question_id":2,"option":"Red,Blue,Black,Green"},</text:p>
      <text:p text:style-name="P1"><text:s text:c="12"/>{"ans_id":3,"correct_answer":"25","question_id":3,"option":"24,25,27,30"},</text:p>
      <text:p text:style-name="P1"><text:s text:c="12"/>{"ans_id":4,"correct_answer":"Aurangabad","question_id":4,"option":"Aurangabad,Pune,Mumbai,Nashik"},</text:p>
      <text:p text:style-name="P1"><text:s text:c="12"/>{"ans_id":5,"correct_answer":"travel","question_id":5,"option":"playing cricket,Listening music,riding,travel"}])</text:p>
      <text:p text:style-name="P1"/>
      <text:p text:style-name="P1">---------------------------------------------------------------------------------------------------------------</text:p>
      <text:p text:style-name="P1"/>
      <text:p text:style-name="P5"><text:span text:style-name="T4">C</text:span>reate <text:span text:style-name="T1">Collection </text:span><text:s/>for Assignment</text:p>
      <text:p text:style-name="P1"/>
      <text:p text:style-name="P1"/>
      <text:p text:style-name="P1">db.Assignment.insert([{"ass_id":1,"ass_name":"Java_Assignment1","question_id":1,"course_id":4},</text:p>
      <text:p text:style-name="P1"><text:s text:c="20"/>{"ass_id":2,"ass_name":"Ruby_Assignment","question_id":2,"course_id":3},</text:p>
      <text:p text:style-name="P1"><text:s text:c="20"/>{"ass_id":3,"ass_name":"MongoDb_Assignment","question_id":3,"course_id":1},</text:p>
      <text:p text:style-name="P1"><text:s text:c="20"/>{"ass_id":4,"ass_name":"Python_Assignment","question_id":4,"course_id":2</text:p>
      <text:p text:style-name="P1"><text:s text:c="20"/>}])</text:p>
      <text:p text:style-name="P1"/>
      <text:p text:style-name="P1"/>
      <text:p text:style-name="P1">--------------------------------------------------------------------------------------------------------------</text:p>
      <text:p text:style-name="P1"/>
      <text:p text:style-name="P5">Create <text:s/><text:span text:style-name="T1">Collection for</text:span> User_Assignment_Details</text:p>
      <text:p text:style-name="P3"/>
      <text:p text:style-name="P1">db.User_Assignment_Details.insert([{"user_ass_id":1,"user_id":1,"course_id":1,"ass_id":1,"ans_id":1,"question_id":1,"correct_answer":"Satish"},</text:p>
      <text:p text:style-name="P1"><text:s text:c="4"/>{"user_ass_id":2,"user_id":2,"course_id":2,"ass_id":2,"ans_id":2,"question_id":2,"correct_answer":"Red"},</text:p>
      <text:p text:style-name="P1"><text:s text:c="4"/>{"user_ass_id":3,"user_id":3,"course_id":3,"ass_id":3,"ans_id":3,"question_id":3,"correct_answer":25},</text:p>
      <text:p text:style-name="P1">{"user_ass_id":4,"user_id":4,"course_id":4,"ass_id":4,"ans_id":4,"question_id":4,"correct_answer":"Aurangabad"},</text:p>
      <text:p text:style-name="P1"><text:s text:c="4"/>{"user_ass_id":5,"user_id":5,"course_id":5,"ass_id":5,"ans_id":5,"question_id":5,"correct_answer":"travel"</text:p>
      <text:p text:style-name="P1"><text:s text:c="4"/>}])</text:p>
      <text:p text:style-name="P1"/>
      <text:p text:style-name="P1"/>
      <text:p text:style-name="P1">---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/>
      <text:p text:style-name="P6"><text:span text:style-name="T5">Q.</text:span>1.Courses belongs to user</text:p>
      <text:p text:style-name="P8"/>
      <text:p text:style-name="P9">ANS:-</text:p>
      <text:p text:style-name="P8"><text:s text:c="12"/>db.User_Course.aggregate([</text:p>
      <text:p text:style-name="P8"/>
      <text:p text:style-name="P8"><text:s text:c="12"/>{</text:p>
      <text:p text:style-name="P8"><text:s text:c="12"/>$lookup:</text:p>
      <text:p text:style-name="P8"><text:s text:c="12"/>{</text:p>
      <text:p text:style-name="P8"><text:s text:c="16"/>from:"Course",</text:p>
      <text:p text:style-name="P8"><text:s text:c="16"/>localField:"course_id",</text:p>
      <text:p text:style-name="P8"><text:s text:c="16"/>foreignField: "course_id",</text:p>
      <text:p text:style-name="P8"><text:s text:c="12"/>as:"course_name"</text:p>
      <text:p text:style-name="P8"/>
      <text:p text:style-name="P8"><text:s text:c="12"/>}</text:p>
      <text:p text:style-name="P8"/>
      <text:p text:style-name="P8"><text:s text:c="12"/>},</text:p>
      <text:p text:style-name="P8"><text:s text:c="12"/>{</text:p>
      <text:p text:style-name="P8"><text:s text:c="12"/>$match:</text:p>
      <text:p text:style-name="P8"><text:s text:c="12"/>{</text:p>
      <text:p text:style-name="P8"><text:s text:c="12"/>"user_id":1</text:p>
      <text:p text:style-name="P8"><text:s text:c="12"/>}</text:p>
      <text:p text:style-name="P8"/>
      <text:p text:style-name="P8"><text:s text:c="12"/>}])</text:p>
      <text:p text:style-name="P8"/>
      <text:p text:style-name="P8"/>
      <text:p text:style-name="P8"/>
      <text:p text:style-name="P8"/>
      <text:p text:style-name="P8"/>
      <text:p text:style-name="P6">2. How many questions assignment of course user answered</text:p>
      <text:p text:style-name="P8"/>
      <text:p text:style-name="P14">ANS:-</text:p>
      <text:p text:style-name="P13"><text:s/>db.Questions.aggregate([</text:p>
      <text:p text:style-name="P13"/>
      <text:p text:style-name="P13"><text:s text:c="12"/>{</text:p>
      <text:p text:style-name="P13"><text:s text:c="12"/>$lookup:</text:p>
      <text:p text:style-name="P13"><text:s text:c="12"/>{</text:p>
      <text:p text:style-name="P13"><text:s text:c="16"/>from:"Answers",</text:p>
      <text:p text:style-name="P13"><text:s text:c="16"/>localField:"question_id",</text:p>
      <text:p text:style-name="P13"><text:s text:c="16"/>foreignField: "question_id",</text:p>
      <text:p text:style-name="P13"><text:s text:c="12"/>as:"correct_answer"</text:p>
      <text:p text:style-name="P13"/>
      <text:p text:style-name="P13"><text:s text:c="12"/>}</text:p>
      <text:p text:style-name="P13"/>
      <text:p text:style-name="P13"><text:s text:c="12"/>},</text:p>
      <text:p text:style-name="P13"><text:s text:c="12"/>{</text:p>
      <text:p text:style-name="P13"><text:s text:c="12"/>$match:</text:p>
      <text:p text:style-name="P13"><text:s text:c="12"/>{</text:p>
      <text:p text:style-name="P13"><text:s text:c="12"/>"question_id":2</text:p>
      <text:p text:style-name="P13"><text:s text:c="20"/>}</text:p>
      <text:p text:style-name="P13"><text:soft-page-break/></text:p>
      <text:p text:style-name="P13"><text:s text:c="12"/>}])</text:p>
      <text:p text:style-name="P13"/>
      <text:p text:style-name="P19"/>
      <text:p text:style-name="P20">How many questions of user answer</text:p>
      <text:p text:style-name="P20"/>
      <text:p text:style-name="P18">db.User_Assignment_Details.find(</text:p>
      <text:p text:style-name="P18"><text:s text:c="3"/>{</text:p>
      <text:p text:style-name="P18"/>
      <text:p text:style-name="P18"><text:s text:c="8"/>$and:[{"user_id": 1}, {"course_id": 2},{"ass_id":2}</text:p>
      <text:p text:style-name="P18"><text:s text:c="6"/>]</text:p>
      <text:p text:style-name="P18"><text:s text:c="3"/>}</text:p>
      <text:p text:style-name="P18">).count()</text:p>
      <text:p text:style-name="P8"/>
      <text:p text:style-name="P8"/>
      <text:p text:style-name="P6">3. Number of user who has completed course. Course will be considered complete if all the</text:p>
      <text:p text:style-name="P6">question under all the assignment are answe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28:16.900766175</meta:creation-date>
    <dc:date>2019-07-16T09:40:05.883713600</dc:date>
    <meta:editing-duration>PT7H16M28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103" meta:word-count="188" meta:character-count="4981" meta:non-whitespace-character-count="4009"/>
  </office:meta>
</office:document-meta>
</file>